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4.6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/>
    <style:font-face style:name="Georgia" svg:font-family="Georgia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mb-8" style:master-page-name="Standard">
      <style:paragraph-properties style:line-height-at-least="1.058cm" fo:margin-top="0.423cm" fo:margin-left="0cm" fo:margin-right="0cm"/>
    </style:style>
    <style:style style:name="T1_1" style:family="text">
      <style:text-properties style:font-name="Georgia" fo:font-size="24pt" style:font-name-asian="Georgia" style:font-size-asian="24pt" style:font-name-complex="Georgia" style:font-size-complex="24pt" fo:language="en" fo:language-asian="en" fo:language-complex="none"/>
    </style:style>
    <style:style style:name="P2" style:family="paragraph" style:parent-style-name="prose_rt-block_20__3E__20_any">
      <style:paragraph-properties fo:background-color="#bfe1cf" style:line-height-at-least="0.603cm" fo:padding="0.423cm" fo:border-top="none" fo:margin-top="0.847cm" fo:border-bottom="none" fo:margin-bottom="0.847cm" fo:border-left="none" fo:margin-left="0.423cm" fo:border-right="none" fo:margin-right="0.423cm"/>
    </style:style>
    <style:style style:name="T2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_2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2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" style:family="paragraph" style:parent-style-name="prose_20__3E__20_any">
      <style:paragraph-properties style:line-height-at-least="0.603cm" fo:margin-top="0.423cm" fo:margin-left="0cm" fo:margin-right="0cm"/>
    </style:style>
    <style:style style:name="T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" style:family="paragraph" style:parent-style-name="prose_rt-block_20__3E__20_any">
      <style:paragraph-properties fo:background-color="#edcece" style:line-height-at-least="0.603cm" fo:padding="0.423cm" fo:border-top="none" fo:margin-top="0.847cm" fo:border-bottom="none" fo:margin-bottom="0.423cm" fo:border-left="none" fo:margin-left="0.423cm" fo:border-right="none" fo:margin-right="0.423cm"/>
    </style:style>
    <style:style style:name="T4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P5" style:family="paragraph" style:parent-style-name="prose_20__3E__20_nth-child_28_1_29_">
      <style:paragraph-properties style:line-height-at-least="0.755cm" fo:margin-top="0cm" fo:margin-left="0cm" fo:margin-right="0cm"/>
    </style:style>
    <style:style style:name="T5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6" style:family="paragraph" style:parent-style-name="prose_20__3E__20_nth-child_28_1_29_">
      <style:paragraph-properties style:line-height-at-least="0.603cm" fo:margin-top="0cm" fo:margin-left="0cm" fo:margin-right="0cm"/>
    </style:style>
    <style:style style:name="T6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7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7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7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8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8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8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9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9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9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0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0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0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1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1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1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2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2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2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3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3_2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4" style:family="paragraph" style:parent-style-name="prose_20__3E__20_nth-child_28_1_29_">
      <style:paragraph-properties style:line-height-at-least="0.755cm" fo:margin-top="0cm" fo:margin-left="0cm" fo:margin-right="0cm"/>
    </style:style>
    <style:style style:name="T14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15" style:family="paragraph" style:parent-style-name="prose_20__3E__20_nth-child_28_1_29_">
      <style:paragraph-properties style:line-height-at-least="0.661cm" fo:margin-top="0cm" fo:margin-left="0cm" fo:margin-right="0cm"/>
    </style:style>
    <style:style style:name="T15_1" style:family="text">
      <style:text-properties style:font-name="Georgia" fo:font-size="15pt" style:font-name-asian="Georgia" style:font-size-asian="15pt" style:font-name-complex="Georgia" style:font-size-complex="15pt" fo:language="en" fo:language-asian="en" fo:language-complex="none"/>
    </style:style>
    <style:style style:name="P16" style:family="paragraph" style:parent-style-name="prose_20__3E__20_nth-last-child_28_1_29_">
      <style:paragraph-properties style:line-height-at-least="0.603cm" fo:margin-top="0.423cm" fo:margin-left="0cm" fo:margin-right="0cm"/>
    </style:style>
    <style:style style:name="T16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7" style:family="paragraph" style:parent-style-name="prose_20__3E__20_nth-child_28_1_29_">
      <style:paragraph-properties style:line-height-at-least="0.755cm" fo:margin-top="0cm" fo:margin-left="0cm" fo:margin-right="0cm"/>
    </style:style>
    <style:style style:name="T17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18" style:family="paragraph" style:parent-style-name="prose_20__3E__20_nth-child_28_1_29_">
      <style:paragraph-properties style:line-height-at-least="0.603cm" fo:margin-top="0cm" fo:margin-left="0cm" fo:margin-right="0cm"/>
    </style:style>
    <style:style style:name="T18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8_2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18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19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19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0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0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1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1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2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2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3" style:family="paragraph" style:parent-style-name="prose_20__3E__20_nth-child_28_1_29_">
      <style:paragraph-properties style:line-height-at-least="0.603cm" fo:margin-top="0cm" fo:margin-left="0cm" fo:margin-right="0cm"/>
    </style:style>
    <style:style style:name="T2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3_2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23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4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4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5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5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6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6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7" style:family="paragraph" style:parent-style-name="prose_20__3E__20_nth-child_28_1_29_">
      <style:paragraph-properties style:line-height-at-least="0.755cm" fo:margin-top="0cm" fo:margin-left="0cm" fo:margin-right="0cm"/>
    </style:style>
    <style:style style:name="T27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28" style:family="paragraph" style:parent-style-name="prose_rt-block_20__3E__20_any">
      <style:paragraph-properties fo:background-color="#f5f5f5" style:line-height-at-least="0.603cm" fo:padding="0.423cm" fo:border-top="none" fo:margin-top="0.847cm" fo:border-bottom="none" fo:border-left="none" fo:margin-left="0.423cm" fo:border-right="none" fo:margin-right="0.423cm"/>
    </style:style>
    <style:style style:name="T28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8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8_3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28_4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29" style:family="paragraph" style:parent-style-name="prose_rt-block_20__3E__20_any">
      <style:paragraph-properties fo:background-color="#f5f5f5" style:line-height-at-least="0.603cm" fo:padding="0.423cm" fo:border-top="none" fo:margin-top="0.423cm" fo:border-bottom="none" fo:border-left="none" fo:margin-left="0.423cm" fo:border-right="none" fo:margin-right="0.423cm"/>
    </style:style>
    <style:style style:name="T29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0" style:family="paragraph" style:parent-style-name="any">
      <style:paragraph-properties fo:text-align="left" fo:background-color="#f5f5f5" fo:text-indent="-0.635cm" style:line-height-at-least="0.603cm" fo:margin-top="0.42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0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0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0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0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0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1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1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1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1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1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1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2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2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2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2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2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2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3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3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3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3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3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3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4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4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4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4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4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4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5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5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5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5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5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5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6" style:family="paragraph" style:parent-style-name="any">
      <style:paragraph-properties fo:text-align="left" fo:background-color="#f5f5f5" fo:text-indent="-0.635cm" style:line-height-at-least="0.603cm" fo:margin-left="1.482cm" fo:margin-right="0.423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6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36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6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6_4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36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7" style:family="paragraph" style:parent-style-name="prose_rt-block_20__3E__20_any">
      <style:paragraph-properties fo:background-color="#f5f5f5" style:line-height-at-least="0.603cm" fo:padding="0.423cm" fo:border-top="none" fo:margin-top="0.423cm" fo:border-bottom="none" fo:border-left="none" fo:margin-left="0.423cm" fo:border-right="none" fo:margin-right="0.423cm"/>
    </style:style>
    <style:style style:name="T37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8" style:family="paragraph" style:parent-style-name="prose_rt-block_20__3E__20_any">
      <style:paragraph-properties fo:background-color="#f5f5f5" style:line-height-at-least="0.603cm" fo:padding="0.423cm" fo:border-top="none" fo:margin-top="0.423cm" fo:border-bottom="none" fo:margin-bottom="0.847cm" fo:border-left="none" fo:margin-left="0.423cm" fo:border-right="none" fo:margin-right="0.423cm"/>
    </style:style>
    <style:style style:name="T38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39" style:family="paragraph" style:parent-style-name="prose_20__3E__20_nth-last-child_28_1_29_">
      <style:paragraph-properties style:line-height-at-least="0.661cm" fo:margin-top="0.423cm" fo:margin-left="0cm" fo:margin-right="0cm"/>
    </style:style>
    <style:style style:name="T39_1" style:family="text">
      <style:text-properties style:font-name="Georgia" fo:font-size="15pt" style:font-name-asian="Georgia" style:font-size-asian="15pt" style:font-name-complex="Georgia" style:font-size-complex="15pt" fo:language="en" fo:language-asian="en" fo:language-complex="none"/>
    </style:style>
    <style:style style:name="P40" style:family="paragraph" style:parent-style-name="prose_20__3E__20_nth-child_28_1_29_">
      <style:paragraph-properties style:line-height-at-least="0.603cm" fo:margin-top="0cm" fo:margin-left="0cm" fo:margin-right="0cm"/>
    </style:style>
    <style:style style:name="T40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40_2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40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1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41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2" style:family="paragraph" style:parent-style-name="prose_20__3E__20_nth-child_28_1_29_">
      <style:paragraph-properties style:line-height-at-least="0.603cm" fo:margin-top="0cm" fo:margin-left="0cm" fo:margin-right="0cm"/>
    </style:style>
    <style:style style:name="T42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42_2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T42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3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4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4" style:family="paragraph" style:parent-style-name="prose_20__3E__20_nth-child_28_1_29_">
      <style:paragraph-properties style:line-height-at-least="0.755cm" fo:margin-top="0cm" fo:margin-left="0cm" fo:margin-right="0cm"/>
    </style:style>
    <style:style style:name="T44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45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45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6" style:family="paragraph" style:parent-style-name="prose_20__3E__20_nth-child_28_1_29_">
      <style:paragraph-properties style:line-height-at-least="0.755cm" fo:margin-top="0cm" fo:margin-left="0cm" fo:margin-right="0cm"/>
    </style:style>
    <style:style style:name="T46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47" style:family="paragraph" style:parent-style-name="prose_20__3E__20_nth-child_28_1_29_">
      <style:paragraph-properties style:line-height-at-least="0.603cm" fo:margin-top="0cm" fo:margin-left="0cm" fo:margin-right="0cm"/>
    </style:style>
    <style:style style:name="T47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8" style:family="paragraph" style:parent-style-name="prose_20__3E__20_any">
      <style:paragraph-properties style:line-height-at-least="0.603cm" fo:margin-top="0.423cm" fo:margin-left="0cm" fo:margin-right="0cm"/>
    </style:style>
    <style:style style:name="T48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49" style:family="paragraph" style:parent-style-name="prose_rt-block_20__3E__20_any">
      <style:paragraph-properties fo:background-color="#edcece" style:line-height-at-least="0.603cm" fo:padding="0.423cm" fo:border-top="none" fo:margin-top="0.847cm" fo:border-bottom="none" fo:margin-bottom="0.423cm" fo:border-left="none" fo:margin-left="0.423cm" fo:border-right="none" fo:margin-right="0.423cm"/>
    </style:style>
    <style:style style:name="T49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50" style:family="paragraph" style:parent-style-name="prose_20__3E__20_nth-child_28_1_29_">
      <style:paragraph-properties style:line-height-at-least="0.755cm" fo:margin-top="0cm" fo:margin-left="0cm" fo:margin-right="0cm"/>
    </style:style>
    <style:style style:name="T50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51" style:family="paragraph" style:parent-style-name="prose_20__3E__20_nth-child_28_1_29_">
      <style:paragraph-properties style:line-height-at-least="0.661cm" fo:margin-top="0cm" fo:margin-left="0cm" fo:margin-right="0cm"/>
    </style:style>
    <style:style style:name="T51_1" style:family="text">
      <style:text-properties style:font-name="Georgia" fo:font-size="15pt" style:font-name-asian="Georgia" style:font-size-asian="15pt" style:font-name-complex="Georgia" style:font-size-complex="15pt" fo:language="en" fo:language-asian="en" fo:language-complex="none"/>
    </style:style>
    <style:style style:name="P52" style:family="paragraph" style:parent-style-name="prose_20__3E__20_nth-child_28_1_29_">
      <style:paragraph-properties style:line-height-at-least="0.603cm" fo:margin-top="0cm" fo:margin-left="0cm" fo:margin-right="0cm"/>
    </style:style>
    <style:style style:name="T52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P53" style:family="paragraph" style:parent-style-name="prose_20__3E__20_nth-last-child_28_1_29_">
      <style:paragraph-properties style:line-height-at-least="0.603cm" fo:margin-top="0.423cm" fo:margin-left="0cm" fo:margin-right="0cm"/>
    </style:style>
    <style:style style:name="T5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54" style:family="paragraph" style:parent-style-name="prose_20__3E__20_nth-child_28_1_29_">
      <style:paragraph-properties style:line-height-at-least="0.603cm" fo:margin-top="0cm" fo:margin-left="0cm" fo:margin-right="0cm"/>
    </style:style>
    <style:style style:name="T54_1" style:family="text" style:parent-style-name="strong">
      <style:text-properties style:font-name="Verdana" fo:font-size="11.5pt" style:font-name-asian="Verdana" style:font-size-asian="11.5pt" style:font-name-complex="Verdana" style:font-size-complex="11.5pt" fo:language="en" fo:language-asian="en" fo:language-complex="none" fo:font-weight="bold" style:font-weight-asian="bold" style:font-weight-complex="bold"/>
    </style:style>
    <style:style style:name="P55" style:family="paragraph" style:parent-style-name="prose_20__3E__20_nth-last-child_28_1_29_">
      <style:paragraph-properties style:line-height-at-least="0.603cm" fo:margin-top="0.423cm" fo:margin-left="0cm" fo:margin-right="0cm"/>
    </style:style>
    <style:style style:name="T55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56" style:family="paragraph" style:parent-style-name="prose_20__3E__20_nth-child_28_1_29_">
      <style:paragraph-properties style:line-height-at-least="0.661cm" fo:margin-top="0cm" fo:margin-left="0cm" fo:margin-right="0cm"/>
    </style:style>
    <style:style style:name="T56_1" style:family="text">
      <style:text-properties style:font-name="Georgia" fo:font-size="15pt" style:font-name-asian="Georgia" style:font-size-asian="15pt" style:font-name-complex="Georgia" style:font-size-complex="15pt" fo:language="en" fo:language-asian="en" fo:language-complex="none"/>
    </style:style>
    <style:style style:name="P57" style:family="paragraph" style:parent-style-name="any">
      <style:paragraph-properties fo:text-align="left" fo:text-indent="-0.635cm" style:line-height-at-least="0.603cm" fo:margin-top="0cm" fo:margin-left="1.058cm" fo:margin-right="0cm"/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57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58" style:family="paragraph" style:parent-style-name="prose_20__3E__20_nth-child_28_1_29_">
      <style:paragraph-properties style:line-height-at-least="0.755cm" fo:margin-top="0cm" fo:margin-left="0cm" fo:margin-right="0cm"/>
    </style:style>
    <style:style style:name="T58_1" style:family="text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59" style:family="paragraph" style:parent-style-name="prose_20__3E__20_any">
      <style:paragraph-properties style:line-height-at-least="0.603cm" fo:margin-top="0.423cm" fo:margin-left="0cm" fo:margin-right="0cm"/>
    </style:style>
    <style:style style:name="T59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0" style:family="paragraph" style:parent-style-name="prose_20__3E__20_any">
      <style:paragraph-properties style:line-height-at-least="0.603cm" fo:margin-top="0.423cm" fo:margin-left="0cm" fo:margin-right="0cm"/>
    </style:style>
    <style:style style:name="T60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1" style:family="paragraph" style:parent-style-name="prose_20__3E__20_any">
      <style:paragraph-properties style:line-height-at-least="0.603cm" fo:margin-top="0.423cm" fo:margin-left="0cm" fo:margin-right="0cm"/>
    </style:style>
    <style:style style:name="T61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2" style:family="paragraph" style:parent-style-name="prose_20__3E__20_any">
      <style:paragraph-properties style:line-height-at-least="0.603cm" fo:margin-top="0.423cm" fo:padding-left="1.058cm" fo:border-left="none" fo:margin-left="1.058cm" fo:margin-right="0cm"/>
    </style:style>
    <style:style style:name="T62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3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4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5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6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7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8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9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10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2_1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3" style:family="paragraph" style:parent-style-name="prose_20__3E__20_any">
      <style:paragraph-properties style:line-height-at-least="0.603cm" fo:margin-top="0.423cm" fo:padding-left="1.058cm" fo:border-left="none" fo:margin-left="1.058cm" fo:margin-right="0cm"/>
    </style:style>
    <style:style style:name="T63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4" style:family="paragraph" style:parent-style-name="prose_20__3E__20_any">
      <style:paragraph-properties style:line-height-at-least="0.603cm" fo:margin-top="0.423cm" fo:padding-left="1.058cm" fo:border-left="none" fo:margin-left="1.058cm" fo:margin-right="0cm"/>
    </style:style>
    <style:style style:name="T64_1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4_2" style:family="text">
      <style:text-properties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4_3" style:family="text" style:parent-style-name="prose_a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T64_4" style:family="text" style:parent-style-name="any_20_Character">
      <style:text-properties fo:color="#005098" style:font-name="Verdana" fo:font-size="11.5pt" style:font-name-asian="Verdana" style:font-size-asian="11.5pt" style:font-name-complex="Verdana" style:font-size-complex="11.5pt" fo:language="en" fo:language-asian="en" fo:language-complex="none"/>
    </style:style>
    <style:style style:name="P65" style:family="paragraph" style:parent-style-name="prose_20__3E__20_nth-last-child_28_1_29_">
      <style:paragraph-properties style:line-height-at-least="0.755cm" fo:margin-top="0.423cm" fo:margin-bottom="0.423cm" fo:margin-left="0cm" fo:margin-right="0cm"/>
    </style:style>
    <style:style style:name="T65_1" style:family="text" style:parent-style-name="any_20_Character">
      <style:text-properties style:font-name="Georgia" fo:font-size="17pt" style:font-name-asian="Georgia" style:font-size-asian="17pt" style:font-name-complex="Georgia" style:font-size-complex="17pt" fo:language="en" fo:language-asian="en" fo:language-complex="none"/>
    </style:style>
    <style:style style:name="P66" style:family="paragraph" style:parent-style-name="Normal"/>
  </office:automatic-styles>
  <office:body>
    <office:text>
      <text:p text:style-name="P1"><text:span text:style-name="T1_1">Generated<text:s/>privacy<text:s/>notice<text:s/>-<text:s/>general<text:s/>business</text:span></text:p>
      <text:p text:style-name="P2"><text:span text:style-name="T2_1">You<text:s/>can<text:s/>download<text:s/>a<text:s/>Word<text:s/>or<text:s/>ODT<text:s/>version<text:s/>of<text:s/>this<text:s/>generated<text:s/>privacy<text:s/>notice<text:s/>by<text:s/>clicking<text:s/>"Download<text:s/>options"<text:s/>at<text:s/>the<text:s/>top<text:s/>of<text:s/>the<text:s/>page.<text:s/>Alternatively,<text:s/>you<text:s/>can<text:s/>copy<text:s/>and<text:s/>paste<text:s/>it.<text:s/>Both<text:s/>options<text:s/>will<text:s/>allow<text:s/>you<text:s/>to<text:s/>add<text:s/>your<text:s/>own<text:s/>branding<text:s/>or<text:s/>extra<text:s/>text<text:s/>to<text:s/>your<text:s/>new<text:s/>privacy<text:s/>notice,<text:s/>or<text:s/>personalise<text:s/>it<text:s/>by<text:s/>adding<text:s/>your<text:s/>own<text:s/>branding<text:s/>or<text:s/>logo.<text:s/>Remember<text:s/>-<text:s/>you<text:s/></text:span><text:span text:style-name="T2_2">must</text:span><text:span text:style-name="T2_3"><text:s/>make<text:s/>sure<text:s/>the<text:s/>content<text:s/>is<text:s/>accurate<text:s/>and<text:s/>complete<text:s/>and<text:s/>easily<text:s/>accessible.</text:span></text:p>
      <text:p text:style-name="P3"><text:span text:style-name="T3_1"> </text:span></text:p>
      <text:p text:style-name="P4"><text:span text:style-name="T4_1">Please<text:s/>make<text:s/>sure<text:s/>you<text:s/>delete<text:s/>the<text:s/>green,<text:s/>orange<text:s/>and<text:s/>red<text:s/>instruction<text:s/>boxes<text:s/>before<text:s/>you<text:s/>publish<text:s/>your<text:s/>privacy<text:s/>notice.</text:span></text:p>
      <text:p text:style-name="P5"><text:span text:style-name="T5_1">Common<text:s/>Circle<text:s/>customer<text:s/>privacy<text:s/>notice</text:span></text:p>
      <text:p text:style-name="P6"><text:span text:style-name="T6_1">This<text:s/>privacy<text:s/>notice<text:s/>tells<text:s/>you<text:s/>what<text:s/>to<text:s/>expect<text:s/>us<text:s/>to<text:s/>do<text:s/>with<text:s/>your<text:s/>personal<text:s/>information.</text:span></text:p>
      <text:list text:style-name="LS1" xml:id="list0">
        <text:list-item>
          <text:p text:style-name="P7"><text:span text:style-name="T7_1"><text:a xlink:type="simple" xlink:href="#contact"><text:span text:style-name="T7_2">Contact<text:s/>details</text:span></text:a></text:span></text:p>
        </text:list-item>
      </text:list>
      <text:list text:style-name="LS2" xml:id="list1">
        <text:list-item>
          <text:p text:style-name="P8"><text:span text:style-name="T8_1"><text:a xlink:type="simple" xlink:href="#collect"><text:span text:style-name="T8_2">What<text:s/>information<text:s/>we<text:s/>collect,<text:s/>use,<text:s/>and<text:s/>why</text:span></text:a></text:span></text:p>
        </text:list-item>
      </text:list>
      <text:list text:style-name="LS3" xml:id="list2">
        <text:list-item>
          <text:p text:style-name="P9"><text:span text:style-name="T9_1"><text:a xlink:type="simple" xlink:href="#lawful"><text:span text:style-name="T9_2">Lawful<text:s/>bases<text:s/>and<text:s/>data<text:s/>protection<text:s/>rights</text:span></text:a></text:span></text:p>
        </text:list-item>
      </text:list>
      <text:list text:style-name="LS4" xml:id="list3">
        <text:list-item>
          <text:p text:style-name="P10"><text:span text:style-name="T10_1"><text:a xlink:type="simple" xlink:href="#infofrom"><text:span text:style-name="T10_2">Where<text:s/>we<text:s/>get<text:s/>personal<text:s/>information<text:s/>from</text:span></text:a></text:span></text:p>
        </text:list-item>
      </text:list>
      <text:list text:style-name="LS5" xml:id="list4">
        <text:list-item>
          <text:p text:style-name="P11"><text:span text:style-name="T11_1"><text:a xlink:type="simple" xlink:href="#retention"><text:span text:style-name="T11_2">How<text:s/>long<text:s/>we<text:s/>keep<text:s/>information</text:span></text:a></text:span></text:p>
        </text:list-item>
      </text:list>
      <text:list text:style-name="LS6" xml:id="list5">
        <text:list-item>
          <text:p text:style-name="P12"><text:span text:style-name="T12_1"><text:a xlink:type="simple" xlink:href="#share"><text:span text:style-name="T12_2">Who<text:s/>we<text:s/>share<text:s/>information<text:s/>with</text:span></text:a></text:span></text:p>
        </text:list-item>
      </text:list>
      <text:list text:style-name="LS7" xml:id="list6">
        <text:list-item>
          <text:p text:style-name="P13"><text:span text:style-name="T13_1"><text:a xlink:type="simple" xlink:href="#complain"><text:span text:style-name="T13_2">How<text:s/>to<text:s/>complain</text:span></text:a></text:span></text:p>
        </text:list-item>
      </text:list>
      <text:p text:style-name="P14"><text:bookmark-start text:name="contact"/><text:bookmark-end text:name="contact"/><text:span text:style-name="T14_1">Contact<text:s/>details</text:span></text:p>
      <text:p text:style-name="P15"><text:span text:style-name="T15_1">Email</text:span></text:p>
      <text:p text:style-name="P16"><text:span text:style-name="T16_1">graham.mcmullan@northcoders.com</text:span></text:p>
      <text:p text:style-name="P17"><text:bookmark-start text:name="collect"/><text:bookmark-end text:name="collect"/><text:span text:style-name="T17_1">What<text:s/>information<text:s/>we<text:s/>collect,<text:s/>use,<text:s/>and<text:s/>why</text:span></text:p>
      <text:p text:style-name="P18"><text:span text:style-name="T18_1">We<text:s/>collect<text:s/>or<text:s/>use<text:s/>the<text:s/>following<text:s/>information<text:s/>to<text:s/></text:span><text:span text:style-name="T18_2">provide<text:s/>services<text:s/>and<text:s/>goods,<text:s/>including<text:s/>delivery</text:span><text:span text:style-name="T18_3">:</text:span></text:p>
      <text:list text:style-name="LS8" xml:id="list7">
        <text:list-item>
          <text:p text:style-name="P19"><text:span text:style-name="T19_1">Names<text:s/>and<text:s/>contact<text:s/>details</text:span></text:p>
        </text:list-item>
      </text:list>
      <text:list text:style-name="LS9" xml:id="list8">
        <text:list-item>
          <text:p text:style-name="P20"><text:span text:style-name="T20_1">Purchase<text:s/>or<text:s/>account<text:s/>history</text:span></text:p>
        </text:list-item>
      </text:list>
      <text:list text:style-name="LS10" xml:id="list9">
        <text:list-item>
          <text:p text:style-name="P21"><text:span text:style-name="T21_1">Payment<text:s/>details<text:s/>(including<text:s/>card<text:s/>or<text:s/>bank<text:s/>information<text:s/>for<text:s/>transfers<text:s/>and<text:s/>direct<text:s/>debits)</text:span></text:p>
        </text:list-item>
      </text:list>
      <text:list text:style-name="LS11" xml:id="list10">
        <text:list-item>
          <text:p text:style-name="P22"><text:span text:style-name="T22_1">Account<text:s/>information</text:span></text:p>
        </text:list-item>
      </text:list>
      <text:p text:style-name="P23"><text:span text:style-name="T23_1">We<text:s/>collect<text:s/>or<text:s/>use<text:s/>the<text:s/>following<text:s/>information<text:s/>for<text:s/></text:span><text:span text:style-name="T23_2">the<text:s/>operation<text:s/>of<text:s/>customer<text:s/>accounts<text:s/>and<text:s/>guarantees</text:span><text:span text:style-name="T23_3">:</text:span></text:p>
      <text:list text:style-name="LS12" xml:id="list11">
        <text:list-item>
          <text:p text:style-name="P24"><text:span text:style-name="T24_1">Names<text:s/>and<text:s/>contact<text:s/>details</text:span></text:p>
        </text:list-item>
      </text:list>
      <text:list text:style-name="LS13" xml:id="list12">
        <text:list-item>
          <text:p text:style-name="P25"><text:span text:style-name="T25_1">Purchase<text:s/>history</text:span></text:p>
        </text:list-item>
      </text:list>
      <text:list text:style-name="LS14" xml:id="list13">
        <text:list-item>
          <text:p text:style-name="P26"><text:span text:style-name="T26_1">Account<text:s/>information,<text:s/>including<text:s/>registration<text:s/>details</text:span></text:p>
        </text:list-item>
      </text:list>
      <text:p text:style-name="P27"><text:bookmark-start text:name="lawful"/><text:bookmark-end text:name="lawful"/><text:span text:style-name="T27_1">Lawful<text:s/>bases<text:s/>and<text:s/>data<text:s/>protection<text:s/>rights</text:span></text:p>
      <text:p text:style-name="P28"><text:span text:style-name="T28_1">Under<text:s/>UK<text:s/>data<text:s/>protection<text:s/>law,<text:s/>we<text:s/>must<text:s/>have<text:s/>a<text:s/>“lawful<text:s/>basis”<text:s/>for<text:s/>collecting<text:s/>and<text:s/>using<text:s/>your<text:s/>personal<text:s/>information.<text:s/>There<text:s/>is<text:s/>a<text:s/>list<text:s/>of<text:s/>possible<text:s/></text:span><text:span text:style-name="T28_2"><text:a xlink:type="simple" office:target-frame-name="_blank" xlink:href="https://ico.org.uk/for-organisations/advice-for-small-organisations/getting-started-with-gdpr/data-protection-principles-definitions-and-key-terms/#lawfulbasis"><text:span text:style-name="T28_3">lawful<text:s/>bases</text:span></text:a></text:span><text:span text:style-name="T28_4"><text:s/>in<text:s/>the<text:s/>UK<text:s/>GDPR.<text:s/>You<text:s/>can<text:s/>find<text:s/>out<text:s/>more<text:s/>about<text:s/>lawful<text:s/>bases<text:s/>on<text:s/>the<text:s/>ICO’s<text:s/>website.</text:span></text:p>
      <text:p text:style-name="P29"><text:span text:style-name="T29_1">Which<text:s/>lawful<text:s/>basis<text:s/>we<text:s/>rely<text:s/>on<text:s/>may<text:s/>affect<text:s/>your<text:s/>data<text:s/>protection<text:s/>rights<text:s/>which<text:s/>are<text:s/>set<text:s/>out<text:s/>in<text:s/>brief<text:s/>below.<text:s/>You<text:s/>can<text:s/>find<text:s/>out<text:s/>more<text:s/>about<text:s/>your<text:s/>data<text:s/>protection<text:s/>rights<text:s/>and<text:s/>the<text:s/>exemptions<text:s/>which<text:s/>may<text:s/>apply<text:s/>on<text:s/>the<text:s/>ICO’s<text:s/>website:</text:span></text:p>
      <text:list text:style-name="LS15" xml:id="list14">
        <text:list-item>
          <text:p text:style-name="P30"><text:span text:style-name="T30_1">Your<text:s/>right<text:s/>of<text:s/>access</text:span><text:span text:style-name="T30_2"><text:s/>-<text:s/>You<text:s/>have<text:s/>the<text:s/>right<text:s/>to<text:s/>ask<text:s/>us<text:s/>for<text:s/>copies<text:s/>of<text:s/>your<text:s/>personal<text:s/>information.<text:s/>You<text:s/>can<text:s/>request<text:s/>other<text:s/>information<text:s/>such<text:s/>as<text:s/>details<text:s/>about<text:s/>where<text:s/>we<text:s/>get<text:s/>personal<text:s/>information<text:s/>from<text:s/>and<text:s/>who<text:s/>we<text:s/>share<text:s/>personal<text:s/>information<text:s/>with.<text:s/>There<text:s/>are<text:s/>some<text:s/>exemptions<text:s/>which<text:s/>means<text:s/>you<text:s/>may<text:s/>not<text:s/>receive<text:s/>all<text:s/>the<text:s/>information<text:s/>you<text:s/>ask<text:s/>for.<text:s/></text:span><text:span text:style-name="T30_3"><text:a xlink:type="simple" office:target-frame-name="_blank" xlink:href="https://ico.org.uk/for-organisations/advice-for-small-organisations/privacy-notices-and-cookies/create-your-own-privacy-notice/your-data-protection-rights/#roa"><text:span text:style-name="T30_4">Read<text:s/>more<text:s/>about<text:s/>the<text:s/>right<text:s/>of<text:s/>access</text:span></text:a></text:span><text:span text:style-name="T30_5">.</text:span></text:p>
        </text:list-item>
        <text:list-item>
          <text:p text:style-name="P31"><text:span text:style-name="T31_1">Your<text:s/>right<text:s/>to<text:s/>rectification</text:span><text:span text:style-name="T31_2"> -<text:s/>You<text:s/>have<text:s/>the<text:s/>right<text:s/>to<text:s/>ask<text:s/>us<text:s/>to<text:s/>correct<text:s/>or<text:s/>delete<text:s/>personal<text:s/>information<text:s/>you<text:s/>think<text:s/>is<text:s/>inaccurate<text:s/>or<text:s/>incomplete.<text:s/></text:span><text:span text:style-name="T31_3"><text:a xlink:type="simple" office:target-frame-name="_blank" xlink:href="https://ico.org.uk/for-organisations/advice-for-small-organisations/privacy-notices-and-cookies/create-your-own-privacy-notice/your-data-protection-rights/#rtr"><text:span text:style-name="T31_4">Read<text:s/>more<text:s/>about<text:s/>the<text:s/>right<text:s/>to<text:s/>rectification</text:span></text:a></text:span><text:span text:style-name="T31_5">.</text:span></text:p>
        </text:list-item>
        <text:list-item>
          <text:p text:style-name="P32"><text:span text:style-name="T32_1">Your<text:s/>right<text:s/>to<text:s/>erasure</text:span><text:span text:style-name="T32_2"> -<text:s/>You<text:s/>have<text:s/>the<text:s/>right<text:s/>to<text:s/>ask<text:s/>us<text:s/>to<text:s/>delete<text:s/>your<text:s/>personal<text:s/>information.<text:s/></text:span><text:span text:style-name="T32_3"><text:a xlink:type="simple" office:target-frame-name="_blank" xlink:href="https://ico.org.uk/for-organisations/advice-for-small-organisations/privacy-notices-and-cookies/create-your-own-privacy-notice/your-data-protection-rights/#rte"><text:span text:style-name="T32_4">Read<text:s/>more<text:s/>about<text:s/>the<text:s/>right<text:s/>to<text:s/>erasure</text:span></text:a></text:span><text:span text:style-name="T32_5">.</text:span></text:p>
        </text:list-item>
        <text:list-item>
          <text:p text:style-name="P33"><text:span text:style-name="T33_1">Your<text:s/>right<text:s/>to<text:s/>restriction<text:s/>of<text:s/>processing</text:span><text:span text:style-name="T33_2"> -<text:s/>You<text:s/>have<text:s/>the<text:s/>right<text:s/>to<text:s/>ask<text:s/>us<text:s/>to<text:s/>limit<text:s/>how<text:s/>we<text:s/>can<text:s/>use<text:s/>your<text:s/>personal<text:s/>information.<text:s/></text:span><text:span text:style-name="T33_3"><text:a xlink:type="simple" office:target-frame-name="_blank" xlink:href="https://ico.org.uk/for-organisations/advice-for-small-organisations/privacy-notices-and-cookies/create-your-own-privacy-notice/your-data-protection-rights/#rtrop"><text:span text:style-name="T33_4">Read<text:s/>more<text:s/>about<text:s/>the<text:s/>right<text:s/>to<text:s/>restriction<text:s/>of<text:s/>processing</text:span></text:a></text:span><text:span text:style-name="T33_5">.</text:span></text:p>
        </text:list-item>
        <text:list-item>
          <text:p text:style-name="P34"><text:span text:style-name="T34_1">Your<text:s/>right<text:s/>to<text:s/>object<text:s/>to<text:s/>processing</text:span><text:span text:style-name="T34_2"> -<text:s/>You<text:s/>have<text:s/>the<text:s/>right<text:s/>to<text:s/>object<text:s/>to<text:s/>the<text:s/>processing<text:s/>of<text:s/>your<text:s/>personal<text:s/>data.<text:s/></text:span><text:span text:style-name="T34_3"><text:a xlink:type="simple" office:target-frame-name="_blank" xlink:href="https://ico.org.uk/for-organisations/advice-for-small-organisations/privacy-notices-and-cookies/create-your-own-privacy-notice/your-data-protection-rights/#rto"><text:span text:style-name="T34_4">Read<text:s/>more<text:s/>about<text:s/>the<text:s/>right<text:s/>to<text:s/>object<text:s/>to<text:s/>processing</text:span></text:a></text:span><text:span text:style-name="T34_5">.</text:span></text:p>
        </text:list-item>
        <text:list-item>
          <text:p text:style-name="P35"><text:span text:style-name="T35_1">Your<text:s/>right<text:s/>to<text:s/>data<text:s/>portability</text:span><text:span text:style-name="T35_2"> -<text:s/>You<text:s/>have<text:s/>the<text:s/>right<text:s/>to<text:s/>ask<text:s/>that<text:s/>we<text:s/>transfer<text:s/>the<text:s/>personal<text:s/>information<text:s/>you<text:s/>gave<text:s/>us<text:s/>to<text:s/>another<text:s/>organisation,<text:s/>or<text:s/>to<text:s/>you.<text:s/></text:span><text:span text:style-name="T35_3"><text:a xlink:type="simple" office:target-frame-name="_blank" xlink:href="https://ico.org.uk/for-organisations/advice-for-small-organisations/privacy-notices-and-cookies/create-your-own-privacy-notice/your-data-protection-rights/#rtdp"><text:span text:style-name="T35_4">Read<text:s/>more<text:s/>about<text:s/>the<text:s/>right<text:s/>to<text:s/>data<text:s/>portability</text:span></text:a></text:span><text:span text:style-name="T35_5">.</text:span></text:p>
        </text:list-item>
        <text:list-item>
          <text:p text:style-name="P36"><text:span text:style-name="T36_1">Your<text:s/>right<text:s/>to<text:s/>withdraw<text:s/>consent</text:span><text:span text:style-name="T36_2"> –<text:s/>When<text:s/>we<text:s/>use<text:s/>consent<text:s/>as<text:s/>our<text:s/>lawful<text:s/>basis<text:s/>you<text:s/>have<text:s/>the<text:s/>right<text:s/>to<text:s/>withdraw<text:s/>your<text:s/>consent<text:s/>at<text:s/>any<text:s/>time.<text:s/></text:span><text:span text:style-name="T36_3"><text:a xlink:type="simple" office:target-frame-name="_blank" xlink:href="https://ico.org.uk/for-organisations/advice-for-small-organisations/privacy-notices-and-cookies/create-your-own-privacy-notice/your-data-protection-rights/#rtwc"><text:span text:style-name="T36_4">Read<text:s/>more<text:s/>about<text:s/>the<text:s/>right<text:s/>to<text:s/>withdraw<text:s/>consent</text:span></text:a></text:span><text:span text:style-name="T36_5">.</text:span></text:p>
        </text:list-item>
      </text:list>
      <text:p text:style-name="P37"><text:span text:style-name="T37_1">If<text:s/>you<text:s/>make<text:s/>a<text:s/>request,<text:s/>we<text:s/>must<text:s/>respond<text:s/>to<text:s/>you<text:s/>without<text:s/>undue<text:s/>delay<text:s/>and<text:s/>in<text:s/>any<text:s/>event<text:s/>within<text:s/>one<text:s/>month.</text:span></text:p>
      <text:p text:style-name="P38"><text:span text:style-name="T38_1">To<text:s/>make<text:s/>a<text:s/>data<text:s/>protection<text:s/>rights<text:s/>request,<text:s/>please<text:s/>contact<text:s/>us<text:s/>using<text:s/>the<text:s/>contact<text:s/>details<text:s/>at<text:s/>the<text:s/>top<text:s/>of<text:s/>this<text:s/>privacy<text:s/>notice.</text:span></text:p>
      <text:p text:style-name="P39"><text:span text:style-name="T39_1">Our<text:s/>lawful<text:s/>bases<text:s/>for<text:s/>the<text:s/>collection<text:s/>and<text:s/>use<text:s/>of<text:s/>your<text:s/>data</text:span></text:p>
      <text:p text:style-name="P40"><text:span text:style-name="T40_1">Our<text:s/>lawful<text:s/>bases<text:s/>for<text:s/>collecting<text:s/>or<text:s/>using<text:s/>personal<text:s/>information<text:s/>to<text:s/></text:span><text:span text:style-name="T40_2">provide<text:s/>services<text:s/>and<text:s/>goods</text:span><text:span text:style-name="T40_3"><text:s/>are:</text:span></text:p>
      <text:list text:style-name="LS16" xml:id="list21">
        <text:list-item>
          <text:p text:style-name="P41"><text:span text:style-name="T41_1">Consent<text:s/>-<text:s/>we<text:s/>have<text:s/>permission<text:s/>from<text:s/>you<text:s/>after<text:s/>we<text:s/>gave<text:s/>you<text:s/>all<text:s/>the<text:s/>relevant<text:s/>information.<text:s/>All<text:s/>of<text:s/>your<text:s/>data<text:s/>protection<text:s/>rights<text:s/>may<text:s/>apply,<text:s/>except<text:s/>the<text:s/>right<text:s/>to<text:s/>object.<text:s/>To<text:s/>be<text:s/>clear,<text:s/>you<text:s/>do<text:s/>have<text:s/>the<text:s/>right<text:s/>to<text:s/>withdraw<text:s/>your<text:s/>consent<text:s/>at<text:s/>any<text:s/>time.</text:span></text:p>
        </text:list-item>
      </text:list>
      <text:p text:style-name="P42"><text:span text:style-name="T42_1">Our<text:s/>lawful<text:s/>bases<text:s/>for<text:s/>collecting<text:s/>or<text:s/>using<text:s/>personal<text:s/>information<text:s/>for<text:s/></text:span><text:span text:style-name="T42_2">the<text:s/>operation<text:s/>of<text:s/>customer<text:s/>accounts<text:s/>and<text:s/>guarantees<text:s/></text:span><text:span text:style-name="T42_3">are:</text:span></text:p>
      <text:list text:style-name="LS17" xml:id="list22">
        <text:list-item>
          <text:p text:style-name="P43"><text:span text:style-name="T43_1">Consent<text:s/>-<text:s/>we<text:s/>have<text:s/>permission<text:s/>from<text:s/>you<text:s/>after<text:s/>we<text:s/>gave<text:s/>you<text:s/>all<text:s/>the<text:s/>relevant<text:s/>information.<text:s/>All<text:s/>of<text:s/>your<text:s/>data<text:s/>protection<text:s/>rights<text:s/>may<text:s/>apply,<text:s/>except<text:s/>the<text:s/>right<text:s/>to<text:s/>object.<text:s/>To<text:s/>be<text:s/>clear,<text:s/>you<text:s/>do<text:s/>have<text:s/>the<text:s/>right<text:s/>to<text:s/>withdraw<text:s/>your<text:s/>consent<text:s/>at<text:s/>any<text:s/>time.</text:span></text:p>
        </text:list-item>
      </text:list>
      <text:p text:style-name="P44"><text:bookmark-start text:name="infofrom"/><text:bookmark-end text:name="infofrom"/><text:span text:style-name="T44_1">Where<text:s/>we<text:s/>get<text:s/>personal<text:s/>information<text:s/>from</text:span></text:p>
      <text:list text:style-name="LS18" xml:id="list23">
        <text:list-item>
          <text:p text:style-name="P45"><text:span text:style-name="T45_1">Directly<text:s/>from<text:s/>you</text:span></text:p>
        </text:list-item>
      </text:list>
      <text:p text:style-name="P46"><text:bookmark-start text:name="retention"/><text:bookmark-end text:name="retention"/><text:span text:style-name="T46_1">How<text:s/>long<text:s/>we<text:s/>keep<text:s/>information</text:span></text:p>
      <text:p text:style-name="P47"><text:span text:style-name="T47_1">[Paste<text:s/>your<text:s/>retention<text:s/>schedule<text:s/>here.]</text:span></text:p>
      <text:p text:style-name="P48"><text:span text:style-name="T48_1">For<text:s/>more<text:s/>information<text:s/>on<text:s/>how<text:s/>long<text:s/>we<text:s/>store<text:s/>your<text:s/>personal<text:s/>information<text:s/>or<text:s/>the<text:s/>criteria<text:s/>we<text:s/>use<text:s/>to<text:s/>determine<text:s/>this<text:s/>please<text:s/>contact<text:s/>us<text:s/>using<text:s/>the<text:s/>details<text:s/>provided<text:s/>above.</text:span></text:p>
      <text:p text:style-name="P49"><text:span text:style-name="T49_1">[You<text:s/>said<text:s/>you<text:s/>had<text:s/>a<text:s/>retention<text:s/>schedule,<text:s/>but<text:s/>it<text:s/>wasn't<text:s/>available<text:s/>online.<text:s/>You<text:s/>can<text:s/>paste<text:s/>it<text:s/>above<text:s/>-<text:s/>you<text:s/>must<text:s/>not<text:s/>publish<text:s/>the<text:s/>privacy<text:s/>notice<text:s/>without<text:s/>it.]</text:span></text:p>
      <text:p text:style-name="P50"><text:bookmark-start text:name="share"/><text:bookmark-end text:name="share"/><text:span text:style-name="T50_1">Who<text:s/>we<text:s/>share<text:s/>information<text:s/>with</text:span></text:p>
      <text:p text:style-name="P51"><text:span text:style-name="T51_1">Data<text:s/>processors</text:span></text:p>
      <text:p text:style-name="P52"><text:span text:style-name="T52_1">Supabase</text:span></text:p>
      <text:p text:style-name="P53"><text:span text:style-name="T53_1">This<text:s/>data<text:s/>processor<text:s/>does<text:s/>the<text:s/>following<text:s/>activities<text:s/>for<text:s/>us:<text:s/>Stores<text:s/>and<text:s/>processes<text:s/>data</text:span></text:p>
      <text:p text:style-name="P54"><text:span text:style-name="T54_1">Vercel</text:span></text:p>
      <text:p text:style-name="P55"><text:span text:style-name="T55_1">This<text:s/>data<text:s/>processor<text:s/>does<text:s/>the<text:s/>following<text:s/>activities<text:s/>for<text:s/>us:<text:s/>Presents<text:s/>users<text:s/>with<text:s/>the<text:s/>web<text:s/>site<text:s/></text:span></text:p>
      <text:p text:style-name="P56"><text:span text:style-name="T56_1">Others<text:s/>we<text:s/>share<text:s/>personal<text:s/>information<text:s/>with</text:span></text:p>
      <text:list text:style-name="LS19" xml:id="list24">
        <text:list-item>
          <text:p text:style-name="P57"><text:span text:style-name="T57_1">Publicly<text:s/>on<text:s/>our<text:s/>website,<text:s/>social<text:s/>media<text:s/>or<text:s/>other<text:s/>marketing<text:s/>and<text:s/>information<text:s/>media</text:span></text:p>
        </text:list-item>
      </text:list>
      <text:p text:style-name="P58"><text:bookmark-start text:name="complain"/><text:bookmark-end text:name="complain"/><text:span text:style-name="T58_1">How<text:s/>to<text:s/>complain</text:span></text:p>
      <text:p text:style-name="P59"><text:span text:style-name="T59_1">If<text:s/>you<text:s/>have<text:s/>any<text:s/>concerns<text:s/>about<text:s/>our<text:s/>use<text:s/>of<text:s/>your<text:s/>personal<text:s/>data,<text:s/>you<text:s/>can<text:s/>make<text:s/>a<text:s/>complaint<text:s/>to<text:s/>us<text:s/>using<text:s/>the<text:s/>contact<text:s/>details<text:s/>at<text:s/>the<text:s/>top<text:s/>of<text:s/>this<text:s/>privacy<text:s/>notice.</text:span></text:p>
      <text:p text:style-name="P60"><text:span text:style-name="T60_1">If<text:s/>you<text:s/>remain<text:s/>unhappy<text:s/>with<text:s/>how<text:s/>we’ve<text:s/>used<text:s/>your<text:s/>data<text:s/>after<text:s/>raising<text:s/>a<text:s/>complaint<text:s/>with<text:s/>us,<text:s/>you<text:s/>can<text:s/>also<text:s/>complain<text:s/>to<text:s/>the<text:s/>ICO.</text:span></text:p>
      <text:p text:style-name="P61"><text:span text:style-name="T61_1">The<text:s/>ICO’s<text:s/>address:           </text:span></text:p>
      <text:p text:style-name="P62"><text:span text:style-name="T62_1">Information<text:s/>Commissioner’s<text:s/>Office</text:span><text:span text:style-name="T62_2"><text:line-break/></text:span><text:span text:style-name="T62_3">Wycliffe<text:s/>House</text:span><text:span text:style-name="T62_4"><text:line-break/></text:span><text:span text:style-name="T62_5">Water<text:s/>Lane</text:span><text:span text:style-name="T62_6"><text:line-break/></text:span><text:span text:style-name="T62_7">Wilmslow</text:span><text:span text:style-name="T62_8"><text:line-break/></text:span><text:span text:style-name="T62_9">Cheshire</text:span><text:span text:style-name="T62_10"><text:line-break/></text:span><text:span text:style-name="T62_11">SK9<text:s/>5AF</text:span></text:p>
      <text:p text:style-name="P63"><text:span text:style-name="T63_1">Helpline<text:s/>number:<text:s/>0303<text:s/>123<text:s/>1113</text:span></text:p>
      <text:p text:style-name="P64"><text:span text:style-name="T64_1">Website:<text:s/></text:span><text:span text:style-name="T64_2"><text:a xlink:type="simple" xlink:href="https://ico.org.uk/make-a-complaint/"><text:span text:style-name="T64_3">https://www.ico.org.uk</text:span><text:span text:style-name="T64_4">/make-a-complaint</text:span></text:a></text:span></text:p>
      <text:p text:style-name="P65"><text:span text:style-name="T65_1">Last<text:s/>updated</text:span></text:p>
      <text:p text:style-name="P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/>
    <style:font-face style:name="Georgia" svg:font-family="Georgia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mb-8" style:family="paragraph" style:parent-style-name="Normal"/>
    <style:style style:name="body_20__3E__20_any" style:display-name="body &gt; any" style:family="paragraph" style:parent-style-name="Normal"/>
    <style:style style:name="any" style:family="paragraph" style:parent-style-name="Normal"/>
    <style:style style:name="prose" style:family="paragraph" style:parent-style-name="Normal">
      <style:paragraph-properties style:line-height-at-least="0.603cm"/>
      <style:text-properties fo:font-size="11.5pt" style:font-size-asian="11.5pt" style:font-size-complex="11.5pt"/>
    </style:style>
    <style:style style:name="prose_20__3E__20_nth-child_28_1_29_" style:display-name="prose &gt; nth-child(1)" style:family="paragraph" style:parent-style-name="Normal"/>
    <style:style style:name="prose_rt-block_20__3E__20_any" style:display-name="prose_rt-block &gt; any" style:family="paragraph" style:parent-style-name="Normal">
      <style:paragraph-properties fo:padding="0.423cm" fo:border-top="none" fo:border-bottom="none" fo:border-left="none" fo:border-right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ose_20__3E__20_any" style:display-name="prose &gt; any" style:family="paragraph" style:parent-style-name="Normal"/>
    <style:style style:name="prose_20__3E__20_nth-last-child_28_1_29_" style:display-name="prose &gt; nth-last-child(1)" style:family="paragraph" style:parent-style-name="Normal"/>
    <style:style style:name="prose_a" style:family="text" style:parent-style-name="Default_20_Paragraph_20_Font">
      <style:text-properties fo:color="#005098"/>
    </style:style>
    <style:style style:name="any_20_Character" style:display-name="any Character" style:family="text" style:parent-style-name="Default_20_Paragraph_20_Fon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/>
    </style:style>
    <style:style style:name="List10Level8" style:family="text">
      <style:text-properties style:font-name="Wingdings"/>
    </style:style>
    <text:list-style style:name="LS10">
      <text:list-level-style-bullet text:bullet-char="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/>
    </style:style>
    <style:style style:name="List11Level8" style:family="text">
      <style:text-properties style:font-name="Wingdings"/>
    </style:style>
    <text:list-style style:name="LS11">
      <text:list-level-style-bullet text:bullet-char="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/>
    </style:style>
    <style:style style:name="List15Level8" style:family="text">
      <style:text-properties style:font-name="Wingdings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/>
    </style:style>
    <style:style style:name="List17Level8" style:family="text">
      <style:text-properties style:font-name="Wingdings"/>
    </style:style>
    <text:list-style style:name="LS17">
      <text:list-level-style-bullet text:bullet-char="" text:style-name="List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8Level0" style:family="text">
      <style:text-properties style:font-name="Symbol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text:list-style style:name="LS18">
      <text:list-level-style-bullet text:bullet-char="" text:style-name="List1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9Level0" style:family="text">
      <style:text-properties style:font-name="Symbo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text:list-style style:name="LS19">
      <text:list-level-style-bullet text:bullet-char="" text:style-name="List1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style:dynamic-spacing="true"/>
      </style:footer-style>
    </style:page-layout>
    <style:style style:name="P1" style:family="paragraph" style:parent-style-name="Normal" style:master-page-name="Standard">
      <style:paragraph-properties>
        <style:tab-stops>
          <style:tab-stop style:type="right" style:leader-style="none" style:position="15.921cm"/>
        </style:tab-stops>
      </style:paragraph-properties>
    </style:style>
    <style:style style:name="T1_1" style:family="text">
      <style:text-properties fo:color="#808080" style:font-name="Verdana" fo:font-size="10pt" style:font-name-asian="Verdana" style:font-size-asian="10pt" style:font-name-complex="Verdana"/>
    </style:style>
    <style:style style:name="T1_2" style:family="text">
      <style:text-properties fo:color="#808080" style:font-name="Verdana" fo:font-size="10pt" style:font-name-asian="Verdana" style:font-size-asian="10pt" style:font-name-complex="Verdana"/>
    </style:style>
    <style:style style:name="T1_3" style:family="text">
      <style:text-properties fo:color="#808080" style:font-name="Verdana" fo:font-size="10pt" style:font-name-asian="Verdana" style:font-size-asian="10pt" style:font-name-complex="Verdana"/>
    </style:style>
  </office:automatic-styles>
  <office:master-styles>
    <style:master-page style:name="Standard" style:page-layout-name="pm1">
      <style:footer>
        <text:p text:style-name="P1"><text:span text:style-name="T1_1">15<text:s/>October<text:s/>2025</text:span><text:span text:style-name="T1_2"><text:tab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4.6.0</meta:generator>
    <dc:title>Document - Generated privacy notice - general business</dc:title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